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0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11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12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3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Text_20_body" style:list-style-name="L14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6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Text_20_body" style:list-style-name="L17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1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19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20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21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22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23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Text_20_body" style:list-style-name="L24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5">
      <style:paragraph-properties fo:margin-top="0in" fo:margin-bottom="0in"/>
    </style:style>
    <style:style style:name="P68" style:family="paragraph" style:parent-style-name="Preformatted_20_Text">
    </style:style>
  </office:automatic-styles>
  <office:body>
    <office:text>
      <text:h text:style-name="Heading_20_1" text:outline-level="1">Solución ejercicios avanzados de Git, GitHub y Markdown</text:h>
      <text:h text:style-name="Heading_20_2" text:outline-level="2">Notas</text:h>
      <text:list text:style-name="L1">
        <text:list-item>
          <text:p text:style-name="P1">Este ejercicio es continuación del anterior por lo que tendréis que seguir trabajando en el repositorio <text:span text:style-name="T1">masteruah</text:span>.</text:p>
        </text:list-item>
        <text:list-item>
          <text:p text:style-name="P1">También tendreís que ir poniendo los <text:span text:style-name="T2">comandos</text:span> que habéis tenido que utilizar durante todos los ejercicios y las <text:span text:style-name="T3">explicaciones</text:span><text:span text:style-name="T4"> </text:span><text:span text:style-name="T5">y</text:span><text:span text:style-name="T6"> </text:span><text:span text:style-name="T7">capturas</text:span><text:span text:style-name="T8"> </text:span><text:span text:style-name="T9">de</text:span><text:span text:style-name="T10"> </text:span><text:span text:style-name="T11">pantalla</text:span> que consideréis <text:span text:style-name="T12">necesarias</text:span> al fichero README.md del citado repositorio.</text:p>
        </text:list-item>
      </text:list>
      <text:h text:style-name="Heading_20_2" text:outline-level="2">Crear una rama v0.2</text:h>
      <text:list text:style-name="L2">
        <text:list-item>
          <text:p text:style-name="P2">Crear una rama <text:span text:style-name="T13">v0.2</text:span>.</text:p>
        </text:list-item>
      </text:list>
      <text:p text:style-name="P3">git branch v0.2</text:p>
      <text:list text:style-name="L3">
        <text:list-item>
          <text:p text:style-name="P4">Posiciona tu carpeta de trabajo en esta rama.</text:p>
        </text:list-item>
      </text:list>
      <text:p text:style-name="P5">git checkout v0.2</text:p>
      <text:h text:style-name="Heading_20_2" text:outline-level="2">Añadir fichero 2.txt</text:h>
      <text:list text:style-name="L4">
        <text:list-item>
          <text:p text:style-name="P6">Añadir un fichero <text:span text:style-name="T14">2.txt</text:span> en la rama <text:span text:style-name="T15">v0.2</text:span>.</text:p>
        </text:list-item>
      </text:list>
      <text:p text:style-name="P7">touch 2.txt</text:p>
      <text:p text:style-name="P8">git add .</text:p>
      <text:p text:style-name="P9">git commit -m "añadido 2.txt"</text:p>
      <text:h text:style-name="Heading_20_2" text:outline-level="2">Crear rama remota v0.2</text:h>
      <text:list text:style-name="L5">
        <text:list-item>
          <text:p text:style-name="P10">Subir los cambios al reposiorio remoto.</text:p>
        </text:list-item>
      </text:list>
      <text:p text:style-name="P11">git push origin v0.2</text:p>
      <text:h text:style-name="Heading_20_2" text:outline-level="2">Merge directo</text:h>
      <text:list text:style-name="L6">
        <text:list-item>
          <text:p text:style-name="P12">Posicionarse en la rama <text:span text:style-name="T16">master</text:span>.</text:p>
        </text:list-item>
      </text:list>
      <text:p text:style-name="P13">git checkout master</text:p>
      <text:list text:style-name="L7">
        <text:list-item>
          <text:p text:style-name="P14">Hacer un merge de la rama <text:span text:style-name="T17">v0.2</text:span> en la rama <text:span text:style-name="T18">master</text:span>.</text:p>
        </text:list-item>
      </text:list>
      <text:p text:style-name="P15">git merge v0.2 -m "merge v0.2 sin conflictos"</text:p>
      <text:h text:style-name="Heading_20_2" text:outline-level="2">Merge con conflicto</text:h>
      <text:list text:style-name="L8">
        <text:list-item>
          <text:p text:style-name="P16">En la rama <text:span text:style-name="T19">master</text:span> poner <text:span text:style-name="T20">Hola</text:span> en el fichero <text:span text:style-name="T21">1.txt</text:span> y hacer commit.</text:p>
        </text:list-item>
      </text:list>
      <text:p text:style-name="P17">git checkout master</text:p>
      <text:p text:style-name="P18">echo "Hola" &gt;&gt; 1.txt</text:p>
      <text:p text:style-name="P19">git add .</text:p>
      <text:p text:style-name="P20">git commit -m "hola en 1.txt"</text:p>
      <text:list text:style-name="L9">
        <text:list-item>
          <text:p text:style-name="P21">Posicionarse en la rama <text:span text:style-name="T22">v0.2</text:span> y poner <text:span text:style-name="T23">Adios</text:span> en el fichero "1.txt" y hacer commit.</text:p>
        </text:list-item>
      </text:list>
      <text:p text:style-name="P22">git checkout v0.2</text:p>
      <text:p text:style-name="P23">echo "Adios" &gt;&gt; 1.txt</text:p>
      <text:p text:style-name="P24">git add .</text:p>
      <text:p text:style-name="P25">git commit -m "adios en 1.txt"</text:p>
      <text:list text:style-name="L10">
        <text:list-item>
          <text:p text:style-name="P26">Posicionarse de nuevo en la rama <text:span text:style-name="T24">master</text:span> y hacer un merge con la rama <text:span text:style-name="T25">v0.2</text:span></text:p>
        </text:list-item>
      </text:list>
      <text:p text:style-name="P27">git checkout master</text:p>
      <text:p text:style-name="P28">git merge v0.2</text:p>
      <text:p text:style-name="P29">vim 1.txt</text:p>
      <text:p text:style-name="P30">git add .</text:p>
      <text:p text:style-name="P31">git commit -m "arreglado merge en 1.txt"</text:p>
      <text:h text:style-name="Heading_20_2" text:outline-level="2">Listado de ramas</text:h>
      <text:list text:style-name="L11">
        <text:list-item>
          <text:p text:style-name="P32">Listar las ramas con merge y las ramas sin merge.</text:p>
        </text:list-item>
      </text:list>
      <text:p text:style-name="P33">git branch --merged</text:p>
      <text:p text:style-name="P34">git branch --no-merged</text:p>
      <text:h text:style-name="Heading_20_2" text:outline-level="2">Arreglar conflicto</text:h>
      <text:list text:style-name="L12">
        <text:list-item>
          <text:p text:style-name="P35">Arreglar el conflicto anterior y hacer un commit.</text:p>
        </text:list-item>
      </text:list>
      <text:p text:style-name="P36">vim 1.txt</text:p>
      <text:p text:style-name="P37">git add .</text:p>
      <text:p text:style-name="P38">git commit -m "arreglado merge en 1.txt"</text:p>
      <text:h text:style-name="Heading_20_2" text:outline-level="2">Borrar rama</text:h>
      <text:list text:style-name="L13">
        <text:list-item>
          <text:p text:style-name="P39">Crear un tag <text:span text:style-name="T26">v0.2</text:span></text:p>
        </text:list-item>
      </text:list>
      <text:p text:style-name="P40">git tag v0.2</text:p>
      <text:list text:style-name="L14">
        <text:list-item>
          <text:p text:style-name="P41">Borrar la rama <text:span text:style-name="T27">v0.2</text:span></text:p>
        </text:list-item>
      </text:list>
      <text:p text:style-name="P42">git branch -d v0.2</text:p>
      <text:h text:style-name="Heading_20_2" text:outline-level="2">Listado de cambios</text:h>
      <text:list text:style-name="L15">
        <text:list-item>
          <text:p text:style-name="P43">Listar los distintos commits con sus ramas y sus tags.</text:p>
        </text:list-item>
      </text:list>
      <text:p text:style-name="P44">git config --global alias.list 'log --oneline --decorate --graph --all'</text:p>
      <text:p text:style-name="P45">git list</text:p>
      <text:h text:style-name="Heading_20_2" text:outline-level="2">Crear una organización</text:h>
      <text:list text:style-name="L16">
        <text:list-item>
          <text:p text:style-name="P46">Crear una organización llamada <text:span text:style-name="T28">masteruah-tunombredeusuariodegithub</text:span></text:p>
        </text:list-item>
      </text:list>
      <text:p text:style-name="P47">En el menú de GitHub &gt; Pulsar en el icono “+” &gt; Pinchar en “New organization”</text:p>
      <text:h text:style-name="Heading_20_2" text:outline-level="2">Crear equipos</text:h>
      <text:list text:style-name="L17">
        <text:list-item>
          <text:p text:style-name="P48">Crear 2 equipos en la organización <text:span text:style-name="T29">masteruah-tunombredeusuariodegithub</text:span>, uno llamado <text:span text:style-name="T30">administradores</text:span> con más permisos y otro <text:span text:style-name="T31">colaboradores</text:span> con menos permisos.</text:p>
        </text:list-item>
      </text:list>
      <text:p text:style-name="P49">Ir a http://github.com/masteruah-tunombredeusuariodegithub &gt; Pinchar en "Teams" &gt; Pulsar en "New team"</text:p>
      <text:list text:style-name="L18">
        <text:list-item>
          <text:p text:style-name="P50">Meter a <text:a xlink:type="simple" xlink:href="http://github.com/asanzdiego" office:name=""><text:span text:style-name="Definition">github.com/asanzdiego</text:span></text:a> y a 2 de vuestros compañeros de clase en el equipo <text:span text:style-name="T32">administradores</text:span>.</text:p>
        </text:list-item>
      </text:list>
      <text:p text:style-name="P51">Ir a http://github.com/masteruah-tunombredeusuariodegithub &gt; Pinchar en "Teams" &gt; Seleccionar el equipo "administradores" &gt; Pulsar en "New member"</text:p>
      <text:list text:style-name="L19">
        <text:list-item>
          <text:p text:style-name="P52">Meter a <text:a xlink:type="simple" xlink:href="http://github.com/asanzdiego" office:name=""><text:span text:style-name="Definition">github.com/asanzdiego</text:span></text:a> y a otros 2 de vuestros compañeros de clase en el equipo <text:span text:style-name="T33">colaboradores</text:span>.</text:p>
        </text:list-item>
      </text:list>
      <text:p text:style-name="P53">Ir a http://github.com/masteruah-tunombredeusuariodegithub &gt; Pinchar en "Teams" &gt; Seleccionar el equipo "colaboradores" &gt; Pulsar en "New member"</text:p>
      <text:h text:style-name="Heading_20_2" text:outline-level="2">Crear un index.html</text:h>
      <text:list text:style-name="L20">
        <text:list-item>
          <text:p text:style-name="P54">Crear un index.html que se pueda ver como página web en la organización.</text:p>
        </text:list-item>
      </text:list>
      <text:p text:style-name="P55">Ir a http://github.com/masteruah-tunombredeusuariodegithub &gt; Pulsar en "New"</text:p>
      <text:p text:style-name="P56">Añadir un repositorio llamado masteruah-tunombredeusuariodegithub.github.io</text:p>
      <text:p text:style-name="P57">Añadir un index.html a dicho repositorio</text:p>
      <text:h text:style-name="Heading_20_2" text:outline-level="2">Crear pull requests</text:h>
      <text:list text:style-name="L21">
        <text:list-item>
          <text:p text:style-name="P58">Hacer 2 forks de 2 repositorios <text:span text:style-name="T34">masteruah-tunombredeusuariodegithub.github.io</text:span> de 2 organizaciones de las que no seais ni administradiores ni colaboradores.</text:p>
        </text:list-item>
      </text:list>
      <text:p text:style-name="P59">Ir a http://github.com/masteruah-tunombredeusuariodegithub/masteruah-tunombredeusuariodegithub.github.io &gt; Pulsar en "Fork"</text:p>
      <text:list text:style-name="L22">
        <text:list-item>
          <text:p text:style-name="P60">Crearos una rama en cada fork.</text:p>
        </text:list-item>
      </text:list>
      <text:p text:style-name="P61">En tu repo forkeado creas una rama.</text:p>
      <text:list text:style-name="L23">
        <text:list-item>
          <text:p text:style-name="P62">En cada rama modificar el fichero <text:span text:style-name="T35">index.html</text:span> añadiendo vuestro nombre.</text:p>
        </text:list-item>
      </text:list>
      <text:p text:style-name="P63">Situada en dicha rama modificar el fichero index.html.</text:p>
      <text:list text:style-name="L24">
        <text:list-item>
          <text:p text:style-name="P64">Con cada rama hacer un pull request.</text:p>
        </text:list-item>
      </text:list>
      <text:p text:style-name="P65">Ir a http://github.com/masteruah-tunombredeusuariodegithub/masteruah-tunombredeusuariodegithub.github.io &gt; Pinchar en "Pull requests"</text:p>
      <text:p text:style-name="P66">Pulsar en "New pull request"</text:p>
      <text:h text:style-name="Heading_20_2" text:outline-level="2">Gestionar pull requests</text:h>
      <text:list text:style-name="L25">
        <text:list-item>
          <text:p text:style-name="P67">Aceptar los pull requests que lleguen a los repositorios de tu organización.</text:p>
        </text:list-item>
      </text:list>
      <text:p text:style-name="P68">Dentro del repositorio de la organización gestionar dichos pull requ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